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144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>
      <style:text-properties fo:font-size="12pt" style:font-size-asian="12pt" style:font-size-complex="12pt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9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0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2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6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1"/>
        <table:table-column table:style-name="co2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1"/>
        <table:table-column table:style-name="co6" table:default-cell-style-name="ce51"/>
        <table:table-column table:style-name="co7" table:default-cell-style-name="ce51"/>
        <table:table-column table:style-name="co6" table:default-cell-style-name="ce51"/>
        <table:table-column table:style-name="co8" table:default-cell-style-name="ce51"/>
        <table:table-column table:style-name="co9" table:number-columns-repeated="55" table:default-cell-style-name="ce51"/>
        <table:table-row table:style-name="ro1">
          <table:table-cell table:style-name="ce49" office:value-type="string" calcext:value-type="string">
            <text:p>DATA</text:p>
          </table:table-cell>
          <table:table-cell table:style-name="ce54" office:value-type="string" calcext:value-type="string">
            <text:p>NF - SERV. PROD. </text:p>
          </table:table-cell>
          <table:table-cell table:style-name="ce58" office:value-type="string" calcext:value-type="string">
            <text:p>R$</text:p>
          </table:table-cell>
          <table:table-cell table:style-name="ce62"/>
          <table:table-cell table:style-name="ce64" office:value-type="string" calcext:value-type="string">
            <text:p>PAGO</text:p>
          </table:table-cell>
          <table:table-cell table:style-name="ce58" office:value-type="string" calcext:value-type="string">
            <text:p>VALOR</text:p>
          </table:table-cell>
          <table:table-cell table:style-name="ce49" office:value-type="string" calcext:value-type="string">
            <text:p>DATA</text:p>
          </table:table-cell>
          <table:table-cell table:style-name="ce71" office:value-type="string" calcext:value-type="string">
            <text:p>SALDO DEVEDOR</text:p>
          </table:table-cell>
          <table:table-cell table:style-name="ce64" office:value-type="string" calcext:value-type="string">
            <text:p>OBS.: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5" office:value-type="string" calcext:value-type="string">
            <text:p>Mens. 08/2024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4-09-05" calcext:value-type="date">
            <text:p>05/09/2024</text:p>
          </table:table-cell>
          <table:table-cell table:style-name="ce59" table:formula="of:=[.C2]-[.F2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5" office:value-type="string" calcext:value-type="string">
            <text:p>Mens. 09/2024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4-10-04" calcext:value-type="date">
            <text:p>04/10/2024</text:p>
          </table:table-cell>
          <table:table-cell table:style-name="ce59" table:formula="of:=[.C3]-[.F3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5" office:value-type="string" calcext:value-type="string">
            <text:p>Mens. 10/2024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4-11-06" calcext:value-type="date">
            <text:p>06/11/2024</text:p>
          </table:table-cell>
          <table:table-cell table:style-name="ce59" table:formula="of:=[.C4]-[.F4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5" office:value-type="string" calcext:value-type="string">
            <text:p>Mens. 11/2024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4-12-05" calcext:value-type="date">
            <text:p>05/12/2024</text:p>
          </table:table-cell>
          <table:table-cell table:style-name="ce59" table:formula="of:=[.C5]-[.F5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5" office:value-type="string" calcext:value-type="string">
            <text:p>Mens. 12/2024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1-03" calcext:value-type="date">
            <text:p>03/01/2025</text:p>
          </table:table-cell>
          <table:table-cell table:style-name="ce59" table:formula="of:=[.C6]-[.F6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5" office:value-type="string" calcext:value-type="string">
            <text:p>Mens. 01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2-07" calcext:value-type="date">
            <text:p>07/02/2025</text:p>
          </table:table-cell>
          <table:table-cell table:style-name="ce59" table:formula="of:=[.C7]-[.F7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5" office:value-type="string" calcext:value-type="string">
            <text:p>Mens. 02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3-06" calcext:value-type="date">
            <text:p>06/03/2025</text:p>
          </table:table-cell>
          <table:table-cell table:style-name="ce59" table:formula="of:=[.C8]-[.F8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5" office:value-type="string" calcext:value-type="string">
            <text:p>Mens. 03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4-03" calcext:value-type="date">
            <text:p>03/04/2025</text:p>
          </table:table-cell>
          <table:table-cell table:style-name="ce59" table:formula="of:=[.C9]-[.F9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5" office:value-type="string" calcext:value-type="string">
            <text:p>Mens. 04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5-07" calcext:value-type="date">
            <text:p>07/05/2025</text:p>
          </table:table-cell>
          <table:table-cell table:style-name="ce59" table:formula="of:=[.C10]-[.F10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5" office:value-type="string" calcext:value-type="string">
            <text:p>Mens. 05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6-09" calcext:value-type="date">
            <text:p>09/06/2025</text:p>
          </table:table-cell>
          <table:table-cell table:style-name="ce59" table:formula="of:=[.C11]-[.F11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5" office:value-type="string" calcext:value-type="string">
            <text:p>Mens. 06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7-16" calcext:value-type="date">
            <text:p>16/07/2025</text:p>
          </table:table-cell>
          <table:table-cell table:style-name="ce59" table:formula="of:=[.C12]-[.F12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5" office:value-type="string" calcext:value-type="string">
            <text:p>Mens. 07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8-11" calcext:value-type="date">
            <text:p>11/08/2025</text:p>
          </table:table-cell>
          <table:table-cell table:style-name="ce59" table:formula="of:=[.C13]-[.F13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5" office:value-type="string" calcext:value-type="string">
            <text:p>Mens. 08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69"/>
          <table:table-cell table:style-name="ce59" table:formula="of:=[.C14]-[.F14]" office:value-type="float" office:value="200" calcext:value-type="float">
            <text:p>200,00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/>
          <table:table-cell table:style-name="ce56"/>
          <table:table-cell table:style-name="ce60" table:number-columns-repeated="2"/>
          <table:table-cell table:style-name="ce66"/>
          <table:table-cell table:style-name="ce68"/>
          <table:table-cell table:style-name="ce70" office:value-type="string" calcext:value-type="string">
            <text:p>TOTAL</text:p>
          </table:table-cell>
          <table:table-cell table:style-name="ce58" table:formula="of:=SUM([.H2:.H14])" office:value-type="float" office:value="200" calcext:value-type="float">
            <text:p>200,00</text:p>
          </table:table-cell>
          <table:table-cell table:style-name="ce64"/>
          <table:table-cell table:style-name="ce72" table:number-columns-repeated="55"/>
        </table:table-row>
        <table:table-row table:style-name="ro3">
          <table:table-cell/>
          <table:table-cell table:style-name="ce56"/>
          <table:table-cell table:style-name="ce60" table:number-columns-repeated="2"/>
          <table:table-cell table:style-name="ce66"/>
          <table:table-cell table:style-name="ce68"/>
          <table:table-cell table:style-name="Default" table:number-columns-repeated="3"/>
          <table:table-cell table:style-name="ce72" table:number-columns-repeated="55"/>
        </table:table-row>
        <table:table-row table:style-name="ro4">
          <table:table-cell table:style-name="ce52"/>
          <table:table-cell table:style-name="ce57"/>
          <table:table-cell table:style-name="ce61" table:number-columns-repeated="2"/>
          <table:table-cell table:style-name="ce67"/>
          <table:table-cell table:style-name="ce61"/>
          <table:table-cell table:style-name="ce53"/>
          <table:table-cell table:style-name="ce61"/>
          <table:table-cell table:style-name="ce67"/>
          <table:table-cell table:style-name="ce72" table:number-columns-repeated="55"/>
        </table:table-row>
        <table:table-row table:style-name="ro5" table:number-rows-repeated="31986">
          <table:table-cell table:style-name="ce53"/>
          <table:table-cell table:style-name="ce57"/>
          <table:table-cell table:style-name="ce61" table:number-columns-repeated="2"/>
          <table:table-cell table:style-name="ce67"/>
          <table:table-cell table:style-name="ce61"/>
          <table:table-cell table:style-name="ce53"/>
          <table:table-cell table:style-name="ce61"/>
          <table:table-cell table:style-name="ce67"/>
          <table:table-cell table:style-name="ce72" table:number-columns-repeated="55"/>
        </table:table-row>
        <table:table-row table:style-name="ro5" table:number-rows-repeated="1016572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min-integer-digits="1"/>
    </number:number-style>
    <number:number-style style:name="N118P1" style:volatile="true">
      <number:number number:min-integer-digits="1"/>
    </number:number-style>
    <number:number-style style:name="N118">
      <number:text>- DM""""""""""""""""""""""""""""""""""""""""""""""""""</number:text>
      <style:map style:condition="value()&gt;0" style:apply-style-name="N118P0"/>
      <style:map style:condition="value()&lt;0" style:apply-style-name="N118P1"/>
    </number:number-style>
    <number:date-style style:name="N119">
      <number:month number:style="long"/>
      <number:text>/</number:text>
      <number:year number:style="long"/>
    </number:date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3">
      <number:text>-</number:text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R$""""""""""""""""""""""""""""""""""""""""""""""""""</number:text>
    </number:number-style>
    <number:number-style style:name="N126P1" style:volatile="true">
      <number:text>R$(""""""""""""""""""""""""""""""""""""""""""""""""""</number:text>
    </number:number-style>
    <number:number-style style:name="N126">
      <number:text>R$-""""""""""""""""""""""""""""""""""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3P0"/>
    </number:number-style>
    <number:number-style style:name="N13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</number:text>
      <number:number number:decimal-places="2" number:min-decimal-places="2" number:min-integer-digits="1" number:grouping="true"/>
    </number:number-style>
    <number:number-style style:name="N14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/>
    </number:date-style>
    <number:number-style style:name="N144P0" style:volatile="true">
      <number:text>R$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""""""""""""""""""""""""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date-style style:name="N150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</number:text>
      <number:number number:decimal-places="0" number:min-decimal-places="0" number:min-integer-digits="0"/>
      <number:text>"</number:text>
    </number:number-style>
    <number:currency-style style:name="N15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4P0"/>
    </number:currency-style>
    <number:date-style style:name="N155">
      <number:month number:textual="true"/>
      <number:text> </number:text>
      <number:year/>
    </number:date-style>
    <number:number-style style:name="N15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7">
      <number:text>(</number:text>
      <number:currency-symbol/>
      <number:text>\,)</number:text>
      <style:map style:condition="value()&gt;=0" style:apply-style-name="N157P0"/>
    </number:currency-style>
    <number:time-style style:name="N158">
      <number:hours/>
      <number:text>:</number:text>
      <number:minutes number:style="long"/>
      <number:text> </number:text>
      <number:am-pm/>
    </number:time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2">
      <number:text>- 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169">
      <number:number number:decimal-places="1" number:min-decimal-places="1" number:min-integer-digits="1"/>
      <number:text>%</number:text>
    </number:percentage-style>
    <number:number-style style:name="N171P0" style:volatile="true"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1">
      <number:text>-</number:text>
      <number:number number:decimal-places="0" number:min-decimal-places="0" number:min-integer-digits="0"/>
      <number:text> </number:text>
      <style:map style:condition="value()&gt;0" style:apply-style-name="N171P0"/>
      <style:map style:condition="value()&lt;0" style:apply-style-name="N171P1"/>
    </number:number-style>
    <number:date-style style:name="N172">
      <number:day number:style="long"/>
      <number:text>. </number:text>
      <number:month number:textual="true"/>
      <number:text> </number:text>
      <number:year/>
    </number:date-style>
    <number:number-style style:name="N173P0" style:volatile="true">
      <number:number number:min-integer-digits="1"/>
    </number:number-style>
    <number:number-style style:name="N173P1" style:volatile="true">
      <number:number number:min-integer-digits="1"/>
    </number:number-style>
    <number:number-style style:name="N17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Bitstream Vera Sans" style:font-size-asian="10pt" style:language-asian="pt" style:country-asian="BR" style:font-style-asian="normal" style:font-weight-asian="normal" style:font-name-complex="Tahoma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8:04.630341216">00:00:00</text:time></text:span><text:span text:style-name="MT2"><text:s/></text:span></text:p>
        </style:region-center>
        <style:region-right>
          <text:p><text:span text:style-name="MT4">José Israel da Silva 3479181988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José Israel da Silva 34791819888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8:04.63243421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4:44</meta:creation-date>
    <dc:date>2025-09-01T14:08:04.990869889</dc:date>
    <dc:language>pt-PT</dc:language>
    <meta:editing-cycles>434</meta:editing-cycles>
    <meta:editing-duration>PT12H53M46S</meta:editing-duration>
    <meta:document-statistic meta:table-count="1" meta:cell-count="100" meta:object-count="0"/>
    <meta:user-defined meta:name="Info 0"/>
    <meta:user-defined meta:name="Info 1"/>
    <meta:user-defined meta:name="Info 2"/>
    <meta:user-defined meta:name="Info 3"/>
  </office:meta>
</office:document-meta>
</file>